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3pt" style:font-size-asian="13pt" style:font-size-complex="13pt"/>
    </style:style>
    <style:style style:name="P3" style:family="paragraph" style:parent-style-name="Standard">
      <style:text-properties fo:font-size="12pt" style:font-size-asian="10.5pt" style:font-size-complex="12pt"/>
    </style:style>
    <style:style style:name="P4" style:family="paragraph" style:parent-style-name="Standard">
      <style:text-properties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Standard" style:list-style-name="L1">
      <style:text-properties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list-style-name="L2">
      <style:text-properties fo:font-size="12pt" fo:font-style="normal" fo:font-weight="normal" style:font-size-asian="10.5pt" style:font-style-asian="normal" style:font-weight-asian="normal" style:font-size-complex="12pt" style:font-style-complex="normal"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text:tab/><text:span text:style-name="T1">Kerroinkoneen dokumentaatio, osa 1</text:span></text:p>
      <text:p text:style-name="Standard"/>
      <text:p text:style-name="Standard"/>
      <text:p text:style-name="P2">Tehtävämäärittely</text:p>
      <text:p text:style-name="P2"/>
      <text:p text:style-name="P3"/>
      <text:p text:style-name="P3"><text:span text:style-name="T2">Aihe:</text:span> <text:span text:style-name="T3">Jalkapallo-ottelun lopputuloksen todennäköisyyden arviointi ja kerrointen lasku</text:span></text:p>
      <text:p text:style-name="P3"><text:span text:style-name="T3"/></text:p>
      <text:p text:style-name="P4">Toteutetaan käyttöliittymä, jonka avulla käyttäjä voi laskea haluamalleen ottelulle kertoimet ja prosentuaalisen todennäköisyyden kotivoitolle, tasapelille ja vierasvoitolle. Ottelukohtaiset arviot tallennetaan käyttäjän luomaan kansioon, jota hän voi päivittää lisäämällä arvioita uusista ottelupareista ja myöhemmin täydentämällä toteutuneet lopputulokset. Näin käyttäjällä on mahdollisuus arvioida ja testata estimaattien tarkkuuksia. Järjestelmään joko käyttäjä itse lisää ottelukohtaisten joukkueiden kauden tilastot tai jos mahdollista, järjestelmä itse hakee ne annetuille joukkueille, ja näiden tilastojen perusteella ohjelma laskee ottelun todennäköisyydet. Lisäksi käyttäjä itse voi muokata todennäköisyyksiä koskien päiväkohtaista kuntoa ja mahdollista sisäpiirin tietoa hyväksi käyttäen. Mahdollisesti käyttöliittymä itse antaa vaihtoehdot käytettäviin liigoihin ja joukkueisiin, joille voidaan ajaa estimaatit.</text:p>
      <text:p text:style-name="P4"/>
      <text:list xml:id="list1902629665" text:style-name="L1">
        <text:list-item>
          <text:p text:style-name="P5">ottelun joukkueiden valinnat joko sarjan mukaan tai ilman</text:p>
        </text:list-item>
        <text:list-item>
          <text:p text:style-name="P5">kotijoukkueelle aktuellin tai edellisen kauden koti- ja kaikkien otteluiden prosentit </text:p>
        </text:list-item>
        <text:list-item>
          <text:p text:style-name="P5">vierasjoukkueelle samat muuten, mutta kotiotteluiden sijaan vierasotteluiden prosentit</text:p>
        </text:list-item>
        <text:list-item>
          <text:p text:style-name="P5">painamalla valmis ohjelma laskee ottelun tuloksen todennäköisyydet ja muuttaa ne myös pitkävedon kaltaisiksi kertoimiksi</text:p>
        </text:list-item>
        <text:list-item>
          <text:p text:style-name="P5">käyttäjällä on mahdollisuus muokata prosentteja joko koti- tai vierasjoukkueen eduksi</text:p>
        </text:list-item>
        <text:list-item>
          <text:p text:style-name="P5">arviot talletetaan käyttäjän haluamaan tiedostoon</text:p>
        </text:list-item>
        <text:list-item>
          <text:p text:style-name="P5">tiedostoihin voidaan lisätä toteutuneet lopputulokset</text:p>
        </text:list-item>
        <text:list-item>
          <text:p text:style-name="P5">suositeltavan panoksen koon määrittely riippuen pelikassan koosta ja pelattavan kohteen todennäköisyydestä</text:p>
        </text:list-item>
      </text:list>
      <text:p text:style-name="P4"/>
      <text:p text:style-name="P4"/>
      <text:p text:style-name="P4"><text:span text:style-name="T2">Käyttäjät:</text:span> <text:span text:style-name="T3">Kaikki vedonlyönnistä kiinnostuneet ja kaikille avoin</text:span></text:p>
      <text:p text:style-name="P4"><text:span text:style-name="T3"/></text:p>
      <text:list xml:id="list102769906" text:style-name="L2">
        <text:list-item>
          <text:p text:style-name="P6">käyttäjä määrittelee käytettävän kansion</text:p>
        </text:list-item>
        <text:list-item>
          <text:p text:style-name="P6">uusien otteluiden lisäys</text:p>
        </text:list-item>
        <text:list-item>
          <text:p text:style-name="P6">lopputulosten lisäys</text:p>
        </text:list-item>
        <text:list-item>
          <text:p text:style-name="P6">pelikassan koon määrittely</text:p>
        </text:list-item>
      </text:list>
      <text:p text:style-name="P3"/>
      <text:p text:style-name="P3"/>
      <text:p text:style-name="P3"/>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immo Baas</meta:initial-creator>
    <meta:creation-date>2012-05-18T16:18:30</meta:creation-date>
    <dc:date>2012-05-18T16:45:18</dc:date>
    <dc:creator>Kimmo Baas</dc:creator>
    <meta:editing-duration>PT00H11M07S</meta:editing-duration>
    <meta:editing-cycles>3</meta:editing-cycles>
    <meta:generator>OpenOffice.org/3.2$Unix OpenOffice.org_project/320m12$Build-9483</meta:generator>
    <meta:document-statistic meta:table-count="0" meta:image-count="0" meta:object-count="0" meta:page-count="1" meta:paragraph-count="17" meta:word-count="214" meta:character-count="1888"/>
  </office:meta>
</office:document-meta>
</file>